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9cm" fo:min-width="5.8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2.54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2.54cm" svg:x="2.27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2.54cm" svg:x="2.27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2.54cm" svg:x="2.27cm" svg:y="13.7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445cm" svg:y1="4.81cm" svg:x2="5.445cm" svg:y2="6.08cm" draw:start-shape="id1" draw:start-glue-point="2" draw:end-shape="id2" draw:end-glue-point="0" svg:d="M5445 4810v1270" svg:viewBox="0 0 1 1271">
          <text:p/>
        </draw:connector>
        <draw:connector draw:style-name="gr2" draw:text-style-name="P2" draw:layer="layout" draw:type="line" svg:x1="5.445cm" svg:y1="8.62cm" svg:x2="5.445cm" svg:y2="9.89cm" svg:d="M5445 8620v1270" svg:viewBox="0 0 1 1271">
          <text:p/>
        </draw:connector>
        <draw:connector draw:style-name="gr2" draw:text-style-name="P2" draw:layer="layout" draw:type="line" svg:x1="5.572cm" svg:y1="12.43cm" svg:x2="5.572cm" svg:y2="13.7cm" svg:d="M5572 12430v1270" svg:viewBox="0 0 1 1271">
          <text:p/>
        </draw:connector>
        <draw:frame draw:style-name="gr3" draw:text-style-name="P3" draw:layer="layout" svg:width="3.937cm" svg:height="1.143cm" svg:x="3.54cm" svg:y="3.005cm">
          <draw:text-box>
            <text:p>refmem.h</text:p>
          </draw:text-box>
        </draw:frame>
        <draw:frame draw:style-name="gr3" draw:text-style-name="P3" draw:layer="layout" svg:width="3.937cm" svg:height="1.143cm" svg:x="3.54cm" svg:y="6.715cm">
          <draw:text-box>
            <text:p>refmem.c</text:p>
          </draw:text-box>
        </draw:frame>
        <draw:frame draw:style-name="gr3" draw:text-style-name="P3" draw:layer="layout" svg:width="3.937cm" svg:height="1.143cm" svg:x="3.54cm" svg:y="10.525cm">
          <draw:text-box>
            <text:p>allocate.h</text:p>
          </draw:text-box>
        </draw:frame>
        <draw:frame draw:style-name="gr3" draw:text-style-name="P3" draw:layer="layout" svg:width="3.937cm" svg:height="1.143cm" svg:x="3.667cm" svg:y="14.462cm">
          <draw:text-box>
            <text:p>allocate.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11:49:24.145912387</meta:creation-date>
    <dc:date>2018-01-04T11:58:29.098704502</dc:date>
    <meta:editing-duration>PT9M5S</meta:editing-duration>
    <meta:editing-cycles>1</meta:editing-cycles>
    <meta:document-statistic meta:object-count="11"/>
    <meta:generator>LibreOffice/5.1.6.2$Linux_X86_64 LibreOffice_project/10m0$Build-2</meta:generator>
  </office:meta>
</office:document-meta>
</file>